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9100a" draw:textarea-horizontal-align="justify" draw:textarea-vertical-align="middle" draw:auto-grow-height="false" fo:min-height="2.417cm" fo:min-width="5.21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417cm" fo:min-width="4.707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639cm" fo:min-width="2.67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417cm" fo:min-width="4.58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6cm"/>
    </style:style>
    <style:style style:name="gr7" style:family="graphic" style:parent-style-name="standard">
      <style:graphic-properties draw:stroke="none" svg:stroke-color="#000000" draw:fill="none" draw:fill-color="#ffffff" fo:min-height="0.747cm"/>
    </style:style>
    <style:style style:name="gr8" style:family="graphic" style:parent-style-name="standard">
      <style:graphic-properties draw:fill-color="#f9100a" draw:textarea-horizontal-align="justify" draw:textarea-vertical-align="middle" draw:auto-grow-height="false" fo:min-height="2.417cm" fo:min-width="5.696cm"/>
    </style:style>
    <style:style style:name="gr9" style:family="graphic" style:parent-style-name="standard">
      <style:graphic-properties draw:fill-color="#f9100a" draw:textarea-horizontal-align="justify" draw:textarea-vertical-align="middle" draw:auto-grow-height="false" fo:min-height="0.639cm" fo:min-width="3.437cm"/>
    </style:style>
    <style:style style:name="gr10" style:family="graphic" style:parent-style-name="standard">
      <style:graphic-properties draw:fill-color="#0000ff" draw:textarea-horizontal-align="justify" draw:textarea-vertical-align="middle" draw:auto-grow-height="false" fo:min-height="0.639cm" fo:min-width="3.437cm"/>
    </style:style>
    <style:style style:name="P1" style:family="paragraph">
      <style:paragraph-properties fo:text-align="center"/>
    </style:style>
    <style:style style:name="P2" style:family="paragraph">
      <loext:graphic-properties draw:fill-color="#f9100a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0000ff"/>
      <style:paragraph-properties fo:text-align="center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9100a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0000ff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667cm" svg:x="7.769cm" svg:y="5.386cm">
          <text:p text:style-name="P1"><text:span text:style-name="T1">Daemon</text:span></text:p>
          <text:p text:style-name="P1"><text:span text:style-name="T2">(Started at boot by system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207cm" svg:height="2.667cm" svg:x="8.048cm" svg:y="11.244cm">
          <text:p text:style-name="P1"><text:span text:style-name="T1">Python</text:span></text:p>
          <text:p text:style-name="P1"><text:span text:style-name="T1">Bind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175cm" svg:height="0.889cm" svg:x="9.039cm" svg:y="9.131cm">
          <text:p text:style-name="P1"><text:span text:style-name="T3">Python Pyr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5.08cm" svg:height="2.667cm" svg:x="13.948cm" svg:y="15.354cm">
          <text:p text:style-name="P1"><text:span text:style-name="T1">SystemTry</text:span></text:p>
          <text:p text:style-name="P1"><text:span text:style-name="T1">Indic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207cm" svg:height="2.667cm" svg:x="2.218cm" svg:y="15.367cm">
          <text:p text:style-name="P1"><text:span text:style-name="T1">Default </text:span></text:p>
          <text:p text:style-name="P1"><text:span text:style-name="T1">Command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626cm" svg:y1="8.053cm" svg:x2="10.626cm" svg:y2="9.131cm" draw:start-shape="id1" draw:start-glue-point="2" draw:end-shape="id2" draw:end-glue-point="0" svg:d="M10626 8053v1078" svg:viewBox="0 0 1 1079">
          <text:p/>
        </draw:connector>
        <draw:connector draw:style-name="gr5" draw:text-style-name="P5" draw:layer="layout" svg:x1="10.651cm" svg:y1="13.911cm" svg:x2="4.821cm" svg:y2="15.367cm" draw:start-shape="id3" draw:start-glue-point="2" draw:end-shape="id4" draw:end-glue-point="0" svg:d="M10651 13911v727h-5830v729" svg:viewBox="0 0 5831 1457">
          <text:p/>
        </draw:connector>
        <draw:custom-shape draw:style-name="gr2" draw:text-style-name="P3" xml:id="id5" draw:id="id5" draw:layer="layout" svg:width="5.207cm" svg:height="2.667cm" svg:x="8.042cm" svg:y="15.308cm">
          <text:p text:style-name="P1"><text:span text:style-name="T1">Graphical</text:span></text:p>
          <text:p text:style-name="P1"><text:span text:style-name="T1">Interphas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651cm" svg:y1="13.911cm" svg:x2="10.645cm" svg:y2="15.308cm" draw:start-shape="id3" draw:start-glue-point="2" draw:end-shape="id5" svg:d="M10651 13911v698h-6v699" svg:viewBox="0 0 7 1398">
          <text:p/>
        </draw:connector>
        <draw:connector draw:style-name="gr5" draw:text-style-name="P5" draw:layer="layout" svg:x1="10.651cm" svg:y1="13.911cm" svg:x2="16.488cm" svg:y2="15.354cm" draw:start-shape="id3" draw:start-glue-point="2" draw:end-shape="id6" draw:end-glue-point="0" svg:d="M10651 13911v721h5837v722" svg:viewBox="0 0 5838 1444">
          <text:p/>
        </draw:connector>
        <draw:connector draw:style-name="gr5" draw:text-style-name="P5" draw:layer="layout" draw:type="line" svg:x1="10.626cm" svg:y1="10.02cm" svg:x2="10.651cm" svg:y2="11.244cm" draw:start-shape="id2" draw:start-glue-point="2" draw:end-shape="id3" draw:end-glue-point="0" svg:d="M10626 10020l25 1224" svg:viewBox="0 0 26 1225">
          <text:p/>
        </draw:connector>
        <draw:frame draw:style-name="gr6" draw:text-style-name="P6" draw:layer="layout" svg:width="9.271cm" svg:height="1.41cm" svg:x="9.863cm" svg:y="1.068cm">
          <draw:text-box>
            <text:p><text:span text:style-name="T4">General Diagram</text:span></text:p>
          </draw:text-box>
        </draw:frame>
        <draw:frame draw:style-name="gr7" draw:text-style-name="P7" draw:layer="layout" svg:width="13.081cm" svg:height="0.997cm" svg:x="7.477cm" svg:y="18.672cm">
          <draw:text-box>
            <text:p><text:span text:style-name="T5">© 2017-2018 Rafael Senties Martinelli, released under a </text:span><text:span text:style-name="T5"><text:a xlink:href="https://creativecommons.org/licenses/by/4.0/" xlink:type="simple">CC BY 4.0 license</text:a></text:span><text:span text:style-name="T5">.</text:span></text:p>
          </draw:text-box>
        </draw:frame>
        <draw:custom-shape draw:style-name="gr3" draw:text-style-name="P4" xml:id="id7" draw:id="id7" draw:layer="layout" svg:width="3.175cm" svg:height="0.889cm" svg:x="12.03cm" svg:y="2.605cm">
          <text:p text:style-name="P1"><text:span text:style-name="T3">Python USB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0.01cm" svg:x1="13.617cm" svg:y1="3.494cm" svg:x2="10.626cm" svg:y2="5.386cm" draw:start-shape="id7" draw:start-glue-point="2" draw:end-shape="id1" svg:d="M13617 3494v935h-2991v957" svg:viewBox="0 0 2992 1893">
          <text:p/>
        </draw:connector>
        <draw:custom-shape draw:style-name="gr8" draw:text-style-name="P2" xml:id="id8" draw:id="id8" draw:layer="layout" svg:width="6.196cm" svg:height="2.667cm" svg:x="13.854cm" svg:y="5.418cm">
          <text:p text:style-name="P1"><text:span text:style-name="T1">Block Testing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3.617cm" svg:y1="3.494cm" svg:x2="16.952cm" svg:y2="5.418cm" draw:start-shape="id7" draw:start-glue-point="2" draw:end-shape="id8" draw:end-glue-point="0" svg:d="M13617 3494v961h3335v963" svg:viewBox="0 0 3336 1925">
          <text:p/>
        </draw:connector>
        <draw:custom-shape draw:style-name="gr9" draw:text-style-name="P9" draw:layer="layout" svg:width="3.937cm" svg:height="0.889cm" svg:x="20.431cm" svg:y="10.779cm">
          <text:p text:style-name="P8"><text:span text:style-name="T6">Only run as roo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37cm" svg:height="0.889cm" svg:x="20.431cm" svg:y="11.922cm">
          <text:p text:style-name="P8"><text:span text:style-name="T6">External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09:49:47.350562747</meta:creation-date>
    <dc:date>2018-02-18T17:51:39.830092018</dc:date>
    <meta:editing-duration>PT32M57S</meta:editing-duration>
    <meta:editing-cycles>33</meta:editing-cycles>
    <meta:generator>LibreOffice/6.0.1.1$Linux_X86_64 LibreOffice_project/00m0$Build-1</meta:generator>
    <meta:document-statistic meta:object-count="19"/>
  </office:meta>
</office:document-meta>
</file>